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koffice="http://www.koffice.org/2005/">
  <office:scripts/>
  <office:font-face-decls>
    <style:font-face style:name="Arial" svg:font-family="Arial"/>
    <style:font-face style:name="Times New Roman2" svg:font-family="'Times New Roman'"/>
    <style:font-face style:name="Times New Roman1" svg:font-family="'Times New Roman'" style:font-pitch="variable"/>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agraph-properties fo:text-align="center"/>
    </style:style>
    <style:style style:name="P2" style:family="paragraph">
      <style:paragraph-properties fo:margin-left="0.25in" fo:margin-right="0in" fo:text-align="center" fo:text-indent="-0.2421in"/>
    </style:style>
    <style:style style:name="P3" style:family="paragraph" style:parent-style-name="Standard">
      <style:text-properties fo:font-size="9pt"/>
    </style:style>
    <style:style style:name="P4" style:family="paragraph" style:parent-style-name="Standard">
      <style:text-properties fo:font-size="10pt"/>
    </style:style>
    <style:style style:name="P5" style:family="paragraph" style:parent-style-name="Standard">
      <style:text-properties style:font-name="Times New Roman" fo:font-size="9pt"/>
    </style:style>
    <style:style style:name="P6" style:family="paragraph" style:parent-style-name="Standard">
      <style:text-properties style:font-name="Times New Roman" fo:font-size="9pt" fo:font-style="italic"/>
    </style:style>
    <style:style style:name="P7" style:family="paragraph" style:parent-style-name="Standard">
      <style:text-properties style:font-name="Times New Roman" fo:font-size="9pt" fo:font-style="italic" style:font-style-asian="italic" style:font-style-complex="italic"/>
    </style:style>
    <style:style style:name="P8" style:family="paragraph" style:parent-style-name="Standard" style:master-page-name="Standard">
      <style:paragraph-properties style:page-number="1"/>
      <style:text-properties style:font-name="Times New Roman" fo:font-size="9pt"/>
    </style:style>
    <style:style style:name="P9" style:family="paragraph" style:parent-style-name="Standard">
      <style:text-properties style:font-name="Times New Roman" fo:font-size="9pt" fo:font-style="italic" style:font-style-asian="italic" style:font-style-complex="italic"/>
    </style:style>
    <style:style style:name="T1" style:family="text">
      <style:text-properties style:font-name="Times New Roman2" fo:font-size="24pt" fo:language="en" fo:country="US"/>
    </style:style>
    <style:style style:name="T2" style:family="text">
      <style:text-properties style:font-name="Times New Roman2" fo:font-size="9pt" fo:language="en" fo:country="US" fo:font-style="italic"/>
    </style:style>
    <style:style style:name="T3" style:family="text">
      <style:text-properties style:font-name="Times New Roman" fo:font-size="9pt" fo:font-style="italic" style:font-style-asian="italic" style:font-style-complex="italic"/>
    </style:style>
    <style:style style:name="T4" style:family="text">
      <style:text-properties style:font-name="Times New Roman" fo:font-style="italic" style:font-style-asian="italic" style:font-style-complex="italic"/>
    </style:style>
    <style:style style:name="gr1" style:family="graphic">
      <style:graphic-properties koffice:frame-behavior-on-new-page="followup" draw:stroke="none" draw:fill-color="#ffffff" fo:margin-left="0.0138in" fo:margin-right="0.0138in" fo:margin-top="0.0138in" fo:margin-bottom="0.0138in" style:run-through="background"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Text Frameset 1" draw:style-name="gr1" draw:text-style-name="P1" svg:width="7.3543in" svg:height="0.6988in" svg:x="0.4374in" svg:y="0.448in">
        <draw:text-box>
          <text:p text:style-name="P1"><text:span text:style-name="T1">Infinite Hands</text:span></text:p>
          <text:p text:style-name="P2"><text:span text:style-name="T2">Free Software version of "Finity's End"; <text:s/>original: {lyrics: CJ Cherryh, music: Leslie Fish}.</text:span></text:p>
          <text:p text:style-name="P2"><text:span text:style-name="T2">filked by Draketo alias Arne Babenhauserheide (</text:span><text:span text:style-name="T2"><text:a xlink:href="http://draketo.de/">draketo.de</text:a></text:span><text:span text:style-name="T2">) (capo 3)</text:span></text:p>
        </draw:text-box>
      </draw:frame>
      <text:p text:style-name="P8">C <text:s text:c="11"/>a <text:s text:c="20"/>D <text:s text:c="15"/>a</text:p>
      <text:p text:style-name="P5">Infinite Hands build a world to be free, </text:p>
      <text:p text:style-name="P5"><text:s text:c="8"/>E <text:s text:c="8"/>G <text:s text:c="18"/>a</text:p>
      <text:p text:style-name="P5">the digital space we all know, </text:p>
      <text:p text:style-name="P5">C <text:s text:c="13"/>(a) <text:s text:c="15"/>D <text:s text:c="19"/>a</text:p>
      <text:p text:style-name="P5">unlimited use has the code that we write, </text:p>
      <text:p text:style-name="P5"><text:s text:c="9"/>C <text:s text:c="19"/>G <text:s text:c="19"/>a</text:p>
      <text:p text:style-name="P5">and freedom's the badge we all show. </text:p>
      <text:p text:style-name="P5"/>
      <text:p text:style-name="P5"><text:s text:c="9"/>C <text:s text:c="38"/>D <text:s text:c="18"/>a</text:p>
      <text:p text:style-name="P5">The stuff runs our servers, our desktops and grids, </text:p>
      <text:p text:style-name="P5"><text:s text:c="11"/>D <text:s text:c="32"/>a</text:p>
      <text:p text:style-name="P5">by uncounted hands it was made, </text:p>
      <text:p text:style-name="P5"><text:s text:c="7"/>a <text:s text:c="32"/>D <text:s text:c="13"/>a</text:p>
      <text:p text:style-name="P5">set out in the wild on the day it is born, </text:p>
      <text:p text:style-name="P5"><text:s text:c="13"/>C <text:s text:c="17"/>D <text:s text:c="16"/>a</text:p>
      <text:p text:style-name="P5">for our free running, long coding trade. </text:p>
      <text:p text:style-name="P5"/>
      <text:p text:style-name="P5">Ref: </text:p>
      <text:p text:style-name="P5"><text:s text:c="8"/>C <text:s text:c="17"/>a <text:s text:c="14"/>D <text:s text:c="14"/>a</text:p>
      <text:p text:style-name="P5">And no law shall bind us or keep us for long, </text:p>
      <text:p text:style-name="P5"><text:s text:c="8"/>E <text:s text:c="9"/>G <text:s text:c="25"/>a</text:p>
      <text:p text:style-name="P5">for infinity's ours and infinity's free, </text:p>
      <text:p text:style-name="P5"><text:s text:c="7"/>C <text:s text:c="18"/>a <text:s text:c="19"/>D <text:s text:c="18"/>a</text:p>
      <text:p text:style-name="P5">and no company owns us, and no land's our own, </text:p>
      <text:p text:style-name="P5"><text:s text:c="6"/>C <text:s text:c="9"/>G <text:s text:c="13"/>a</text:p>
      <text:p text:style-name="P5">for Infinite Hands are we. </text:p>
      <text:p text:style-name="P5"/>
      <text:p text:style-name="P5">The companies thought that they'd pay us for lines, </text:p>
      <text:p text:style-name="P5">and have all the code for their own. </text:p>
      <text:p text:style-name="P5">"You're company people and company teams, </text:p>
      <text:p text:style-name="P5">your code will now serve us alone."</text:p>
      <text:p text:style-name="P5"/>
      <text:p text:style-name="P5">R.Stallman was only a student that day, </text:p>
      <text:p text:style-name="P5">and he said to himself, thinking deep: </text:p>
      <text:p text:style-name="P5">Farewell to a job, all my code shall be free, </text:p>
      <text:p text:style-name="P5">for what they don't own, they can't keep. </text:p>
      <text:p text:style-name="P5"/>
      <text:p text:style-name="P5">-Ref-</text:p>
      <text:p text:style-name="P5"/>
      <text:p text:style-name="P5">The miracle came, he did not change his mind</text:p>
      <text:p text:style-name="P5">and gathered around him a crew, </text:p>
      <text:p text:style-name="P5">and people could buy his free programs from him, </text:p>
      <text:p text:style-name="P5">sent by mail and his money got through. </text:p>
      <text:p text:style-name="P5"/>
      <text:p text:style-name="P5">At times others came and they said, "We're free, too, </text:p>
      <text:p text:style-name="P5">you can take code as if in a mall. </text:p>
      <text:p text:style-name="P5">It will be only yours then, just say it's from us, </text:p>
      <text:p text:style-name="P5">and it runs and compiles where you call."</text:p>
      <text:p text:style-name="P5"/>
      <text:p text:style-name="P5">-Ref: But... -</text:p>
      <text:p text:style-name="P5"/>
      <text:p text:style-name="P5">Now Richard M. Stallman was vexed and annoyed, </text:p>
      <text:p text:style-name="P5">and he sent out the word as before: </text:p>
      <text:p text:style-name="P5">"All code must be free, free to use and improve, </text:p>
      <text:p text:style-name="P5">which our license ensures evermore."</text:p>
      <text:p text:style-name="P5"/>
      <text:p text:style-name="P5">But still many coders were lured from our ranks, </text:p>
      <text:p text:style-name="P5">Now for Windows and Apple they strived, </text:p>
      <text:p text:style-name="P7">- spoken in background: And for Amiga, BeOS, IBM, and many more -</text:p>
      <text:p text:style-name="P5">their doom and their fall came from finland one day, </text:p>
      <text:p text:style-name="P5">as to GNU a free kernel arrived.</text:p>
      <text:p text:style-name="P5"/>
      <text:p text:style-name="P5">-Ref-</text:p>
      <text:p text:style-name="P5"/>
      <text:p text:style-name="P5"/>
      <text:p text:style-name="P5"/>
      <text:p text:style-name="P5">"Come all to U.S.", came a call spreading wide, </text:p>
      <text:p text:style-name="P5">"for there is no place else you can be."</text:p>
      <text:p text:style-name="P6"><text:s/>- spoken in background: DMCA, DRM, TCPA, software patents, idea patents and a war on terror - </text:p>
      <text:p text:style-name="P5">But Richard M. Stallman still sent out the word, </text:p>
      <text:p text:style-name="P5">that all code from now on must be free. </text:p>
      <text:p text:style-name="P5"/>
      <text:p text:style-name="P5">So code would stay free and our teams didn't sell, </text:p>
      <text:p text:style-name="P5">but some loopholes remained in our side, </text:p>
      <text:p text:style-name="P5">which traitors like TiVo exploited to steal, </text:p>
      <text:p text:style-name="P5">so we needed a change in the right. </text:p>
      <text:p text:style-name="P5"/>
      <text:p text:style-name="P5">- Ref-</text:p>
      <text:p text:style-name="P5"/>
      <text:p text:style-name="P5">... no words ... </text:p>
      <text:p text:style-name="P5"/>
      <text:p text:style-name="P5">So our license reshaped by the people and GNU, </text:p>
      <text:p text:style-name="P5">for code contributed to trade, </text:p>
      <text:p text:style-name="P5">And orders be none to withhold us or bind, </text:p>
      <text:p text:style-name="P5"><text:s text:c="6"/>C <text:s text:c="35"/>E <text:s text:c="17"/>a</text:p>
      <text:p text:style-name="P5">No law on our code but the license we made. </text:p>
      <text:p text:style-name="P5"/>
      <text:p text:style-name="P5">Ref: Just that law shall bind us and keep us for long, </text:p>
      <text:p text:style-name="P5">... for Infitite Hands/Lines are we, </text:p>
      <text:p text:style-name="P5"><text:s text:c="7"/>C <text:s text:c="8"/>E <text:s text:c="8"/>C <text:s text:c="17"/>(G) <text:s/>a</text:p>
      <text:p text:style-name="P5">are we, for Infinite Hands/Lines are we. </text:p>
      <text:p text:style-name="P5"/>
      <text:p text:style-name="P5"/>
      <text:p text:style-name="P5"/>
      <text:p text:style-name="P5"/>
      <text:p text:style-name="P5"/>
      <text:p text:style-name="P5"/>
      <text:p text:style-name="P5"/>
      <text:p text:style-name="P7">Background: </text:p>
      <text:p text:style-name="P7">This is a part of the story of free software, although it misses some details. While "Finity's End" was a work of fiction, this story really happened and happens today. </text:p>
      <text:p text:style-name="P4"><text:span text:style-name="T3">For additional information please refer to </text:span><text:a xlink:type="simple" xlink:href="http://www.gnu.org/" office:name="GNU"><text:span text:style-name="T3">GNU</text:span></text:a><text:span text:style-name="T3">. </text:span></text:p>
      <text:p text:style-name="P7"/>
      <text:p text:style-name="P7">Licensing: </text:p>
      <text:p text:style-name="P4"><text:span text:style-name="T3">This song is free art avaible under the following four licenses (for details, please visit </text:span><text:a xlink:type="simple" xlink:href="http://draketo.de/licenses" office:name="draketo.de/licenses"><text:span text:style-name="T3">draketo.de/licenses</text:span></text:a><text:span text:style-name="T3">). Permission to filk her work freely was granted by Leslie Fish (many thanks!).</text:span></text:p>
      <text:p text:style-name="P7"/>
      <text:p text:style-name="P3"><text:span text:style-name="T4">- </text:span><text:a xlink:type="simple" xlink:href="http://www.gnu.org/copyleft/fdl.html" office:name="GNU FDL"><text:span text:style-name="T4">GNU FDL</text:span></text:a></text:p>
      <text:p text:style-name="P3"><text:span text:style-name="T4">- </text:span><text:a xlink:type="simple" xlink:href="http://www.gnu.org/licenses/gpl.html" office:name="GPLv2 or later or GPLv3 or later"><text:span text:style-name="T4">GPLv2 or later or GPLv3 or later</text:span></text:a></text:p>
      <text:p text:style-name="P3"><text:span text:style-name="T4">- </text:span><text:a xlink:type="simple" xlink:href="http://artlibre.org/licence/lal/en/" office:name="Art Libre v1.3 or later"><text:span text:style-name="T4">Art Libre v1.3 or later</text:span></text:a></text:p>
      <text:p text:style-name="P3"><text:span text:style-name="T4">- </text:span><text:a xlink:type="simple" xlink:href="http://www.webstar.eu.tt/" office:name="Lizenz für freie Inhalte v1.0 webstar"><text:span text:style-name="T4">Lizenz für freie Inhalte v1.0 webstar</text:span></text:a></text:p>
      <text:p text:style-name="P7"/>
      <text:p text:style-name="P7">You can use any of those four licenses, because I can't yet know which license will make it to the general license for free art. Please keep all four licenses when you make changes, so we avoid licensing chaos. It doesn't use creative commons licensing, because cc does not protect the free avaibility of the sources (Jus think LaTeX and pdf). </text:p>
      <text:p text:style-name="Standard"><text:span text:style-name="T3">Sources: </text:span><text:a xlink:type="simple" xlink:href="http://infinite-hands.draketo.de/" office:name="infinite-hands.draketo.de"><text:span text:style-name="T3">infinite-hands.draketo.de</text:span></text:a></text:p>
      <text:p text:style-name="P7"/>
      <text:p text:style-name="P7">It was written by Draketo aka Arne Babenhauserheide, finished on 2007-09-28, improved by Alan Thiesen 2007-10-08.</text:p>
      <text:p text:style-name="P7">Copyright © 2007 Arne Babenhauserheide. </text:p>
      <text:p text:style-name="P4"><text:span text:style-name="T3">It's first public performance was at </text:span><text:a xlink:type="simple" xlink:href="http://www.filkcontinental.de/" office:name="FilkCONtinental"><text:span text:style-name="T3">FilkCONtinental</text:span></text:a><text:span text:style-name="T3"> 2007 (A filk convention on the Freusburg in Germany)</text:span></text:p>
      <text:p text:style-name="P7"/>
      <text:p text:style-name="Standard"><text:span text:style-name="T3">Missing topics: DRM, SCO, Open Source – I'd be glad to get suggestions from you! ( </text:span><text:a xlink:type="simple" xlink:href="http://draketo.de/contact"><text:span text:style-name="T3">Contact</text:span></text:a><text:span text:style-name="T3">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koffice="http://www.koffice.org/2005/">
  <office:font-face-decls>
    <style:font-face style:name="Arial" svg:font-family="Arial"/>
    <style:font-face style:name="Times New Roman2" svg:font-family="'Times New Roman'"/>
    <style:font-face style:name="Times New Roman1" svg:font-family="'Times New Roman'" style:font-pitch="variable"/>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style:font-name="Arial" fo:font-size="12pt" fo:language="de" fo:country="DE" fo:font-style="normal" fo:text-shadow="none" style:text-underline-style="none" fo:font-weight="normal" style:text-underline-mode="continuous" style:text-line-through-mode="continuous" fo:background-color="transparent" fo:hyphenate="true" fo:hyphenation-remain-char-count="0" fo:hyphenation-push-char-count="0"/>
    </style:style>
    <style:style style:name="Document_20_Title" style:display-name="Document Title" style:family="paragraph" style:parent-style-name="Standard" style:next-style-name="Standard">
      <style:paragraph-properties fo:text-align="center" style:justify-single-word="false"/>
      <style:text-properties fo:font-size="24pt" fo:font-weight="bold"/>
    </style:style>
    <style:style style:name="Head_20_1" style:display-name="Head 1" style:family="paragraph" style:parent-style-name="Standard" style:next-style-name="Standard" style:default-outline-level="1">
      <style:text-properties fo:font-size="20pt" fo:font-weight="bold"/>
    </style:style>
    <style:style style:name="Head_20_2" style:display-name="Head 2" style:family="paragraph" style:parent-style-name="Standard" style:next-style-name="Standard" style:default-outline-level="2">
      <style:text-properties fo:font-size="16pt" fo:font-weight="bold"/>
    </style:style>
    <style:style style:name="Head_20_3" style:display-name="Head 3" style:family="paragraph" style:parent-style-name="Standard" style:next-style-name="Standard" style:default-outline-level="3">
      <style:text-properties fo:font-weight="bold"/>
    </style:style>
    <style:style style:name="Enumerated_20_List" style:display-name="Enumerated List" style:family="paragraph" style:parent-style-name="Standard" style:list-style-name="Numbering_20_Style_20_for_20_Enumerated_20_List"/>
    <style:style style:name="Alphabetical_20_List" style:display-name="Alphabetical List" style:family="paragraph" style:parent-style-name="Standard" style:list-style-name="Numbering_20_Style_20_for_20_Alphabetical_20_List"/>
    <style:style style:name="Bullet_20_List" style:display-name="Bullet List" style:family="paragraph" style:parent-style-name="Standard" style:list-style-name="Numbering_20_Style_20_for_20_Bullet_20_List"/>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Standard" style:class="extra">
      <style:paragraph-properties fo:margin-top="0in" fo:margin-bottom="0.0835in"/>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fo:background-color="transparent" style:background-transparency="100%" fo:padding="0in" fo:border="0.0138in solid #000000">
        <style:background-image/>
      </style:graphic-properties>
    </style:style>
    <text:outline-style>
      <text:outline-level-style text:level="1" style:num-suffix="." style:num-format="1"/>
      <text:outline-level-style text:level="2" style:num-suffix="." style:num-format="1" text:display-levels="2"/>
      <text:outline-level-style text:level="3" style:num-suffix="."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Style_20_for_20_Head_20_1" style:display-name="Numbering Style for Head 1">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2" style:display-name="Numbering Style for Head 2">
      <text:list-level-style-number text:level="1" style:num-suffix="." style:num-format="1">
        <style:list-level-properties text:space-before="0.25in" text:min-label-width="0.25in"/>
      </text:list-level-style-number>
      <text:list-level-style-number text:level="2" style:num-suffix="."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3" style:display-name="Numbering Style for Head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Enumerated_20_List" style:display-name="Numbering Style for Enumerated List">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Alphabetical_20_List" style:display-name="Numbering Style for Alphabetical List">
      <text:list-level-style-number text:level="1" style:num-suffix=")" style:num-format="a"/>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Bullet_20_List" style:display-name="Numbering Style for Bullet List">
      <text:list-level-style-bullet text:level="1" text:bullet-cha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1.4898in" fo:margin-bottom="0.4535in" fo:margin-left="0.389in" fo:margin-right="0.389in" fo:border="none" fo:padding="0in" style:writing-mode="lr-tb" style:footnote-max-height="0in">
        <style:columns fo:column-count="2" fo:column-gap="0.0693in">
          <style:column style:rel-width="32767*" fo:start-indent="0in" fo:end-indent="0.0346in"/>
          <style:column style:rel-width="32768*" fo:start-indent="0.0346in" fo:end-indent="0in"/>
        </style:columns>
        <style:footnote-sep style:width="0.0071in"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rne Babenhauserheide</meta:initial-creator>
    <meta:creation-date>2007-10-04T08:54:36</meta:creation-date>
    <dc:creator>Arne Babenhauserheide</dc:creator>
    <dc:date>2007-11-19T12:43:54</dc:date>
    <meta:editing-cycles>60</meta:editing-cycles>
    <meta:editing-duration>P1DT15H47M47S</meta:editing-duration>
    <meta:user-defined meta:name="telephone">01635804532</meta:user-defined>
    <meta:user-defined meta:name="telephone-work">062213375292</meta:user-defined>
    <meta:user-defined meta:name="country">Deutschland</meta:user-defined>
    <meta:user-defined meta:name="postal-code">69126</meta:user-defined>
    <meta:document-statistic meta:table-count="0" meta:image-count="0" meta:object-count="0" meta:page-count="1" meta:paragraph-count="88" meta:word-count="706" meta:character-count="4375"/>
  </office:meta>
</office:document-meta>
</file>